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f178" officeooo:paragraph-rsid="001cf178"/>
    </style:style>
    <style:style style:name="P3" style:family="paragraph" style:parent-style-name="Table_20_Contents">
      <style:text-properties officeooo:rsid="0022f8a3" officeooo:paragraph-rsid="0022f8a3"/>
    </style:style>
    <style:style style:name="P4" style:family="paragraph" style:parent-style-name="Table_20_Contents">
      <style:text-properties officeooo:rsid="00279d2e" officeooo:paragraph-rsid="00279d2e"/>
    </style:style>
    <style:style style:name="P5" style:family="paragraph" style:parent-style-name="Table_20_Contents">
      <style:text-properties officeooo:paragraph-rsid="00279d2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b7159" officeooo:paragraph-rsid="001209ba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Numerazione_20_UC">
      <style:text-properties officeooo:paragraph-rsid="001209ba"/>
    </style:style>
    <style:style style:name="P10" style:family="paragraph" style:parent-style-name="Standard" style:list-style-name="L1">
      <style:text-properties officeooo:paragraph-rsid="001209ba"/>
    </style:style>
    <style:style style:name="P11" style:family="paragraph" style:parent-style-name="Standard" style:list-style-name="L1">
      <style:text-properties officeooo:rsid="001efd2f" officeooo:paragraph-rsid="001209ba"/>
    </style:style>
    <style:style style:name="P12" style:family="paragraph" style:parent-style-name="Standard" style:list-style-name="L2">
      <style:text-properties officeooo:rsid="001efd2f" officeooo:paragraph-rsid="001efd2f"/>
    </style:style>
    <style:style style:name="P13" style:family="paragraph" style:parent-style-name="Standard" style:list-style-name="L1">
      <style:text-properties officeooo:rsid="001fb3ab" officeooo:paragraph-rsid="001209ba"/>
    </style:style>
    <style:style style:name="P14" style:family="paragraph" style:parent-style-name="Standard" style:list-style-name="L1">
      <style:text-properties officeooo:rsid="00293980" officeooo:paragraph-rsid="001209ba"/>
    </style:style>
    <style:style style:name="P15" style:family="paragraph" style:parent-style-name="Standard" style:list-style-name="L2">
      <style:text-properties officeooo:paragraph-rsid="00279d2e"/>
    </style:style>
    <style:style style:name="P16" style:family="paragraph" style:parent-style-name="Azione_20_sistema">
      <style:text-properties officeooo:rsid="001209ba" officeooo:paragraph-rsid="001209ba"/>
    </style:style>
    <style:style style:name="P17" style:family="paragraph" style:parent-style-name="Azione_20_sistema" style:list-style-name=""/>
    <style:style style:name="P18" style:family="paragraph" style:parent-style-name="Text_20_body" style:list-style-name="L1">
      <style:text-properties officeooo:paragraph-rsid="001209ba"/>
    </style:style>
    <style:style style:name="P19" style:family="paragraph" style:parent-style-name="Text_20_body" style:list-style-name="L1"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209ba" style:font-size-asian="12pt" style:font-size-complex="12pt"/>
    </style:style>
    <style:style style:name="P20" style:family="paragraph" style:parent-style-name="Text_20_body" style:list-style-name="L1">
      <style:text-properties fo:font-variant="normal" fo:text-transform="none" fo:color="#222222" style:font-name="Times New Roman" fo:font-size="12pt" fo:letter-spacing="normal" fo:font-style="normal" fo:font-weight="normal" officeooo:paragraph-rsid="001209ba" style:font-size-asian="12pt" style:font-size-complex="12pt"/>
    </style:style>
    <style:style style:name="P21" style:family="paragraph" style:parent-style-name="Text_20_body" style:list-style-name="L1">
      <style:text-properties fo:font-variant="normal" fo:text-transform="none" fo:color="#222222" style:font-name="Times New Roman" fo:font-size="12pt" fo:letter-spacing="normal" fo:font-style="normal" fo:font-weight="normal" officeooo:rsid="002a4b71" officeooo:paragraph-rsid="001209ba" style:font-size-asian="12pt" style:font-size-complex="12pt"/>
    </style:style>
    <style:style style:name="P22" style:family="paragraph" style:parent-style-name="Azione_20_attore">
      <style:text-properties officeooo:rsid="001209ba" officeooo:paragraph-rsid="001209ba"/>
    </style:style>
    <style:style style:name="P23" style:family="paragraph" style:parent-style-name="Table_20_Contents" style:list-style-name="Numerazione_20_UC">
      <style:text-properties officeooo:paragraph-rsid="001209ba"/>
    </style:style>
    <style:style style:name="P24" style:family="paragraph" style:parent-style-name="Table_20_Contents" style:list-style-name="Numerazione_20_UC">
      <style:text-properties officeooo:rsid="001209ba" officeooo:paragraph-rsid="001209ba"/>
    </style:style>
    <style:style style:name="P25" style:family="paragraph" style:parent-style-name="Table_20_Contents" style:list-style-name="L1">
      <style:text-properties officeooo:rsid="00280486" officeooo:paragraph-rsid="00128c0d"/>
    </style:style>
    <style:style style:name="T1" style:family="text">
      <style:text-properties officeooo:rsid="001efd2f"/>
    </style:style>
    <style:style style:name="T2" style:family="text">
      <style:text-properties officeooo:rsid="0023f18d"/>
    </style:style>
    <style:style style:name="T3" style:family="text">
      <style:text-properties officeooo:rsid="001fb3ab"/>
    </style:style>
    <style:style style:name="T4" style:family="text">
      <style:text-properties officeooo:rsid="00279d2e"/>
    </style:style>
    <style:style style:name="T5" style:family="text">
      <style:text-properties officeooo:rsid="002bf5bf"/>
    </style:style>
    <style:style style:name="T6" style:family="text">
      <style:text-properties officeooo:rsid="002d1263"/>
    </style:style>
    <style:style style:name="T7" style:family="text">
      <style:text-properties officeooo:rsid="00213257"/>
    </style:style>
    <style:style style:name="T8" style:family="text">
      <style:text-properties officeooo:rsid="0025af5b"/>
    </style:style>
    <style:style style:name="T9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officeooo:rsid="001fb3ab" style:font-size-asian="12pt" style:font-size-complex="12pt"/>
    </style:style>
    <style:style style:name="T11" style:family="text">
      <style:text-properties officeooo:rsid="00214c90"/>
    </style:style>
    <style:style style:name="T12" style:family="text">
      <style:text-properties officeooo:rsid="001209ba"/>
    </style:style>
    <style:style style:name="T13" style:family="text">
      <style:text-properties officeooo:rsid="001e04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erca <text:span text:style-name="T1">avanzata </text:span><text:span text:style-name="T2">iscritto</text:span><text:span text:style-name="T1"> </text:span><text:span text:style-name="T3">da </text:span><text:span text:style-name="T4">personale asi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Personale a<text:span text:style-name="T5">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4">L'utente</text:span><text:span text:style-name="T3"> </text:span>accede al sistema e viene <text:span text:style-name="T1">autenticato </text:span><text:span text:style-name="T3">come amministratore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910571388" text:style-name="Numerazione_20_UC">
              <text:list-item>
                <text:p text:style-name="P23"><text:span text:style-name="T4">L'utente della categoria personale asilo</text:span><text:span text:style-name="T11"> a</text:span><text:span text:style-name="T12">ccede alla sezione </text:span><text:span text:style-name="T4">della gestione degli iscritti e seleziona la voce </text:span><text:span text:style-name="T12">per la </text:span><text:span text:style-name="T1">ricerca avanzata </text:span><text:span text:style-name="T8">di un iscritto all'asilo</text:span><text:span text:style-name="T1">.</text:span></text:p>
                <text:p text:style-name="P16"/>
              </text:list-item>
              <text:list-item>
                <text:p text:style-name="P16">Il sistema visualizza la selezione per la ricerca avanzata.</text:p>
                <text:p text:style-name="P22"/>
              </text:list-item>
              <text:list-item>
                <text:p text:style-name="P9"><text:span text:style-name="T4">L'utente della categoria personale asilo</text:span><text:span text:style-name="T11"> <text:s/>i</text:span>nserisce, <text:span text:style-name="T1">anche parzialmente, un valore in uno o più dei campi del modulo:</text:span></text:p>
              </text:list-item>
            </text:list>
            <text:list xml:id="list1221699762" text:style-name="L1">
              <text:list-item>
                <text:p text:style-name="P11">Nome</text:p>
              </text:list-item>
              <text:list-item>
                <text:p text:style-name="P11">Cognome </text:p>
              </text:list-item>
              <text:list-item>
                <text:p text:style-name="P13">Nome genitore</text:p>
              </text:list-item>
              <text:list-item>
                <text:p text:style-name="P13">Cognome genitore</text:p>
              </text:list-item>
              <text:list-item>
                <text:p text:style-name="P10"><text:span text:style-name="T1">Codice Fiscale </text:span><text:span text:style-name="T3">iscritto</text:span></text:p>
              </text:list-item>
              <text:list-item>
                <text:p text:style-name="P13">Codice Fiscale genitore</text:p>
              </text:list-item>
              <text:list-item>
                <text:p text:style-name="P13">Matricola </text:p>
              </text:list-item>
              <text:list-item>
                <text:p text:style-name="P14">Domicilio</text:p>
              </text:list-item>
              <text:list-item>
                <text:p text:style-name="P14">Residenza</text:p>
              </text:list-item>
              <text:list-item>
                <text:p text:style-name="P25"><text:span text:style-name="T13">E-mail</text:span></text:p>
              </text:list-item>
              <text:list-item>
                <text:p text:style-name="P25"><text:span text:style-name="T13">Telefono</text:span></text:p>
              </text:list-item>
              <text:list-item>
                <text:p text:style-name="P13">e/o selezionare la categoria di appartenenza del genitore dalla lista:</text:p>
                <text:list>
                  <text:list-item>
                    <text:list>
                      <text:list-item>
                        <text:list>
                          <text:list-item>
                            <text:p text:style-name="P19">Personale docente e ricercatore</text:p>
                          </text:list-item>
                          <text:list-item>
                            <text:p text:style-name="P20">Personale tecnico-amministrativo di ruolo</text:p>
                          </text:list-item>
                          <text:list-item>
                            <text:p text:style-name="P18"><text:span text:style-name="T9">Titolar</text:span><text:span text:style-name="T10">e</text:span><text:span text:style-name="T9"> di assegno di ricerca</text:span></text:p>
                          </text:list-item>
                          <text:list-item>
                            <text:p text:style-name="P18"><text:span text:style-name="T9">Titolar</text:span><text:span text:style-name="T10">e</text:span><text:span text:style-name="T9"> di contratto a tempo determinato</text:span></text:p>
                          </text:list-item>
                          <text:list-item>
                            <text:p text:style-name="P18"><text:span text:style-name="T9">Dottorand</text:span><text:span text:style-name="T10">o</text:span></text:p>
                          </text:list-item>
                          <text:list-item>
                            <text:p text:style-name="P18"><text:span text:style-name="T9">Titolar</text:span><text:span text:style-name="T10">e </text:span><text:span text:style-name="T9">di borsa di studio post Laurea o Post doc</text:span></text:p>
                          </text:list-item>
                          <text:list-item>
                            <text:p text:style-name="P21">Residenti nel comune di Fisciano</text:p>
                          </text:list-item>
                          <text:list-item>
                            <text:p text:style-name="P21">Altr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1534551121" text:continue-list="list910571388" text:style-name="Numerazione_20_UC">
              <text:list-item>
                <text:p text:style-name="P23"><text:span text:style-name="T4">L'utente della categoria personale asilo</text:span><text:span text:style-name="T11"> s</text:span><text:span text:style-name="T12">ottomette al sistema il valore inserito.</text:span></text:p>
                <text:p text:style-name="P24"/>
              </text:list-item>
              <text:list-item>
                <text:p text:style-name="P16"><text:s/>Il sistema mostra i risultati della ricerca. 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5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9105713881" text:style-name="L2">
              <text:list-item>
                <text:p text:style-name="P15"><text:span text:style-name="T1">I parametri inseriti d</text:span><text:span text:style-name="T4">all'utente della categoria personale asilo</text:span><text:span text:style-name="T1"> non sono validi, il sistema ripropone all'utente la pagina di ricerca avanzata con un messaggio d'errore. </text:span></text:p>
              </text:list-item>
              <text:list-item>
                <text:p text:style-name="P12">La ricerca non produce risultati, il sistema ripropone all'utente la <text:soft-page-break/>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<text:span text:style-name="T4">L'utente della categoria personale a</text:span><text:span text:style-name="T6">mministrativo</text:span> deve poter ricercare un<text:span text:style-name="T7"> </text:span><text:span text:style-name="T2">iscritto </text:span><text:span text:style-name="T8">all'asilo </text:span>in meno di <text:span text:style-name="T1">10</text:span> secondi.</text:p>
          </table:table-cell>
        </table:table-row>
      </table:table>
      <text:p text:style-name="P7"/>
      <text:p text:style-name="P8"><text:span text:style-name="T6">UC_A_1_14_15_17_18 </text:span>Ricerca avanzata iscritto fatto da personale asi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0:44:02.84</meta:creation-date>
    <meta:editing-duration>P0D</meta:editing-duration>
    <meta:editing-cycles>3</meta:editing-cycles>
    <meta:generator>LibreOffice/3.6$MacOSX_x86 LibreOffice_project/da8c1e6-fd468f4-454e206-f42a4a9-143cfd</meta:generator>
    <dc:date>2012-10-24T12:56:04</dc:date>
    <meta:document-statistic meta:table-count="1" meta:image-count="0" meta:object-count="0" meta:page-count="2" meta:paragraph-count="42" meta:word-count="272" meta:character-count="1755" meta:non-whitespace-character-count="1545"/>
  </office:meta>
</office:document-meta>
</file>